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style:font-name="Liberation Serif" fo:font-size="12pt" officeooo:rsid="0024de76" officeooo:paragraph-rsid="002ee66f" style:font-size-asian="12pt" style:font-size-complex="12pt"/>
    </style:style>
    <style:style style:name="P2" style:family="paragraph" style:parent-style-name="Text_20_body">
      <style:paragraph-properties fo:text-align="justify" style:justify-single-word="false"/>
      <style:text-properties style:font-name="Liberation Serif" fo:font-size="12pt" officeooo:rsid="00254dde" officeooo:paragraph-rsid="002ee66f" style:font-size-asian="12pt" style:font-size-complex="12pt"/>
    </style:style>
    <style:style style:name="P3" style:family="paragraph" style:parent-style-name="Text_20_body">
      <style:paragraph-properties fo:text-align="justify" style:justify-single-word="false"/>
      <style:text-properties style:font-name="Liberation Serif" fo:font-size="12pt" officeooo:rsid="00245c6d" officeooo:paragraph-rsid="002ee66f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officeooo:paragraph-rsid="002895d8"/>
    </style:style>
    <style:style style:name="P5" style:family="paragraph" style:parent-style-name="Standard">
      <style:paragraph-properties fo:text-align="justify" style:justify-single-word="false"/>
      <style:text-properties officeooo:paragraph-rsid="0028fa91"/>
    </style:style>
    <style:style style:name="P6" style:family="paragraph" style:parent-style-name="Standard">
      <style:paragraph-properties fo:text-align="justify" style:justify-single-word="false"/>
      <style:text-properties officeooo:paragraph-rsid="0029acb9"/>
    </style:style>
    <style:style style:name="P7" style:family="paragraph" style:parent-style-name="Standard">
      <style:paragraph-properties fo:text-align="justify" style:justify-single-word="false"/>
      <style:text-properties officeooo:paragraph-rsid="002d7b94"/>
    </style:style>
    <style:style style:name="P8" style:family="paragraph" style:parent-style-name="Standard">
      <style:paragraph-properties fo:text-align="justify" style:justify-single-word="false"/>
      <style:text-properties officeooo:paragraph-rsid="002ee66f"/>
    </style:style>
    <style:style style:name="P9" style:family="paragraph" style:parent-style-name="Standard">
      <style:paragraph-properties fo:text-align="justify" style:justify-single-word="false"/>
      <style:text-properties officeooo:paragraph-rsid="002f4d53"/>
    </style:style>
    <style:style style:name="P10" style:family="paragraph" style:parent-style-name="Standard">
      <style:paragraph-properties fo:text-align="justify" style:justify-single-word="false"/>
      <style:text-properties fo:font-weight="bold" officeooo:rsid="001f92ce" officeooo:paragraph-rsid="001f92ce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officeooo:paragraph-rsid="002895d8"/>
    </style:style>
    <style:style style:name="P12" style:family="paragraph" style:parent-style-name="Standard">
      <style:paragraph-properties fo:text-align="justify" style:justify-single-word="false"/>
      <style:text-properties officeooo:paragraph-rsid="001f92ce"/>
    </style:style>
    <style:style style:name="P13" style:family="paragraph" style:parent-style-name="Standard">
      <style:paragraph-properties fo:text-align="justify" style:justify-single-word="false"/>
      <style:text-properties officeooo:paragraph-rsid="003604c7"/>
    </style:style>
    <style:style style:name="T1" style:family="text">
      <style:text-properties fo:font-weight="bold" officeooo:rsid="001f92ce" style:font-weight-asian="bold" style:font-weight-complex="bold"/>
    </style:style>
    <style:style style:name="T2" style:family="text">
      <style:text-properties officeooo:rsid="0024de76"/>
    </style:style>
    <style:style style:name="T3" style:family="text">
      <style:text-properties officeooo:rsid="002515f1"/>
    </style:style>
    <style:style style:name="T4" style:family="text">
      <style:text-properties officeooo:rsid="0025a0d9"/>
    </style:style>
    <style:style style:name="T5" style:family="text">
      <style:text-properties officeooo:rsid="0029acb9"/>
    </style:style>
    <style:style style:name="T6" style:family="text">
      <style:text-properties officeooo:rsid="002cbc76"/>
    </style:style>
    <style:style style:name="T7" style:family="text">
      <style:text-properties officeooo:rsid="002d7b94"/>
    </style:style>
    <style:style style:name="T8" style:family="text">
      <style:text-properties officeooo:rsid="002f4d53"/>
    </style:style>
    <style:style style:name="T9" style:family="text">
      <style:text-properties officeooo:rsid="0031b33f"/>
    </style:style>
    <style:style style:name="T10" style:family="text">
      <style:text-properties officeooo:rsid="00326940"/>
    </style:style>
    <style:style style:name="T11" style:family="text">
      <style:text-properties officeooo:rsid="003604c7"/>
    </style:style>
    <style:style style:name="T12" style:family="text">
      <style:text-properties officeooo:rsid="0037ebb9"/>
    </style:style>
    <style:style style:name="T13" style:family="text">
      <style:text-properties officeooo:rsid="0039466c"/>
    </style:style>
    <style:style style:name="T14" style:family="text">
      <style:text-properties officeooo:rsid="0039a60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Доповідь на тему: “Свобода слова в контексті сучасної філософії”</text:p>
      <text:p text:style-name="P12"><text:span text:style-name="T1">Мазан Ян, ІВ-71</text:span></text:p>
      <text:p text:style-name="P4"/>
      <text:p text:style-name="P4">Проблема свободи думки і слова є актуальною і в наш час. Після падіння тоталітарних режимів, коли свободу самовираження і дії знайшли багато с<text:span text:style-name="T9">успільств</text:span>, виникло ще одне принципове утруднення <text:span text:style-name="T9">налагодження </text:span>соціального порядку - проблема використання свободи. Ця остання проблема має не тільки індивідуальн<text:span text:style-name="T9">ий</text:span>, але і колективн<text:span text:style-name="T9">ий</text:span> вимір, тому вона потребує системного вирішення.</text:p>
      <text:p text:style-name="P6"><text:line-break/>Важливим аспектом свободи слова є те, що вона потребує не просто можливості висловити свої особисті погляди; це також вимагає можливості зберігати ці особисті погляди. Ця диференціація проявляється, наприклад, в Європейській конвенції з прав людини (ЄКПЛ). Свобода слова втілена в двох статтях цієї Конвенції. По перше, стаття 9 ЄКПЛ стверджує, що кожен має право на "свободу думки, совісті та релігії", і що це "включає свободу змінювати свою релігію чи переконання та свободу, як окремо, так і спільно з іншими, у державних чи приватних , щоб проявити свою релігію чи переконання, поклоніння, викладання, практики та дотримання ". По-друге, в статті 10 ЄКПЛ зазначено, що "кожен має право на свободу вираження поглядів", <text:span text:style-name="T5">і </text:span>"це право включає свободу висловлювати думки та отримувати та передавати інформацію та ідеї без втручання державної влади та незалежно від кордонів". Таким чином, свобода слова є подвійною свободою: свобода думки і свобода вираження думок.</text:p>
      <text:p text:style-name="P5"/>
      <text:p text:style-name="P7">Насправді, абсолютна свобода слова і її вираження є проблематичними. Це особливо зрозуміло <text:span text:style-name="T7">у випадку</text:span> <text:span text:style-name="T7">потребування</text:span> свободи совісті (релігійної віри), яке історично передує вимо<text:span text:style-name="T10">зі</text:span> свободи слова. Свобода віри була проголошена саме як право людини, але не без обмежень: свободу сповідувати релігію, <text:span text:style-name="T7">яка</text:span> приймає насильство, в загальному, ніколи не брали за невід'ємне людське право. Інакше кажучи, свобода віросповідання є правом остільки, оскільки вона не заважає так<text:span text:style-name="T7">і</text:span>й же свобод<text:span text:style-name="T7">і</text:span> іншої людини. Так само і свобода слова (і його вираження) стає проблематичною, якщо вона проголошується без обмежень; вона може розглядатися як насильство, що шкодить людині <text:span text:style-name="T7">та</text:span> принижує інших. Існує більш фундаментальне людське право, ніж право на свободу слова, - це право на свободу думки. Таке право можна вважати абсолютним, якщо під думкою ми будемо розуміти внутрішнє переконання або віру, які не мають на увазі насильства над іншими.</text:p>
      <text:p text:style-name="P7"/>
      <text:p text:style-name="P3">Ліберали мають схильність доводити свободу загалом та свободу слова частково з різних причин. Згідно Міллу, свобода слова сприяє автентичності, генільності, креативності, індивідуальності та процвітанню людства. Згідно ньому, якщо ми <text:span text:style-name="T3">заборонимо</text:span> свободу слова, суспільна думка, яку заборонили, може бути правильною чи містити частину правди, а думки, які не підпали під заборону, стануть упередженнями та мертвими догмами. Це емпіричні твердження, які потребуватимуть доведення. Чи можливо те, що ми по<text:span text:style-name="T2">легшимо шлях до досягнення істини через дозвіл мови ненависті чи жорстоких форм порнографії? Важливим для роздумів є відношення між свободою слова та істиною. Чи залежить досягнення істини від збільшення свободи слова в суспільстві? Наскільки це взагалі можна виміряти?</text:span></text:p>
      <text:p text:style-name="P1">Суперечливим є питання обмеження свободи слова задля досягнення інших ліберальних цінностей, особливо для досягнення демократичної рівності. Твердження є не про те, що свобода слова завжди повинна поступатись, <text:span text:style-name="T3">коли вона стикається з досягненням рівності, але про те, що вона не повинна завжди стояти на першому місці. Щоби розширити обмеження свободи слова необхідна умова для наявності патерналізму в суспільстві, згідно якому держава може вирішувати, що є прийнятним для безпеки та морального стану своїх </text:span><text:soft-page-break/><text:span text:style-name="T3">громадян, навіть якщо це означає обмеження дій, які не спричиняють явної шкоди і не підривають демократичну рівність громадян.</text:span></text:p>
      <text:p text:style-name="P2">В багатьох суспільствах наявна практика (навіть у ліберально-демократичних) установлювати <text:span text:style-name="T4">д</text:span>еякі патерналістичні заборони на поведінку громадян та обмеження на <text:span text:style-name="T4">висловлювання</text:span> за умов<text:span text:style-name="T4">и</text:span> ї<text:span text:style-name="T4">х уразливості для інших.</text:span></text:p>
      <text:p text:style-name="P13">На ХХII Всесвітньому філософському конгресі Президент оргкомітету проф. Пітер Кемп заявив, що в сучасному світі існує абсолютна свобода думки, але не абсолютна свобода вираження думки. Йшлося про те, що свобода можлива лише в мисленні. Розум як борг підлягає власним законодавством. Він автономний, тобто є законом для самого себе. Начебто, це заява сама по собі заперечень не викликає, однак психологи могли б помітити у відповідь, що і думка також може бути не вільна в тих випадках, коли людина, що піддається небезпеці, вважає за краще не повертатися до неї - «не думати», то тобто мова йде про психологічну свободу як проблеми самозахисту.</text:p>
      <text:p text:style-name="P13"/>
      <text:p text:style-name="P13">Чи допускає демократія цензуру? Скажімо так, не виключає. Адже цензори бувають різні. Їх характер залежить, перш за все, від того, хто займається цензурою: суд або поліція. З часткою наближення, ми можемо говорити про це як про рецензування робіт. Хороша рецензія ніколи не зашкодить автору; головне, щоб рецензент був досвідченим і висококваліфікований. Польські вчені Збігнєв Мусял і Богуслав Вольневіч справедливо відзначають, що демократія виключає превентивну цензуру, тобто таку, при якій будь-які публікації і видовища контролюються попередньо поліцейськими органами, і на підставі своїх законів державні інститути мають право забороняти випуски літературної продукції, ті чи інші спектаклі і т.п. Зате в цілому не виключається репресивна цензура, при якій авторам можна публікувати і виставляти те, що вони хочуть, але якщо тим самим порушується закон, з факту публікації випливають заздалегідь обумовлені правові наслідки. І не слід плутати назви цих цензур, бо перша форма цензури набагато гірше друг<text:span text:style-name="T12">ої</text:span>, оскільки існує без встановлених <text:span text:style-name="T13">згори</text:span> правил; в той же час, друга строго підпорядкована таким правилам. Слід так само відрізняти політичну цензуру від звичайної. Перша покликана охороняти державну владу від критики, а друга - мораль. Для першої немає місця в демократичному суспільстві, друг<text:span text:style-name="T14">у</text:span> таке суспільство потребує, і іноді вона виявляється необхідною. Це не означає, що при демократії неможливо ігнорувати владу або ставитися до неї зневажливо. Навпаки, допускається будь-яка критика, але ця критика повинна бути справедливою і конструктивно<text:span text:style-name="T11">ю</text:span> в іншому випадку вона підпадає під звичайну цензуру.</text:p>
      <text:p text:style-name="P8"/>
      <text:p text:style-name="P9">Ці роздуми можуть здатися заплутаними, але демократія за самою своєю природою є важкою і заплутаною формою суспільного устрою - набагато простіше було б диктатура або анархія. Звичайно, цензура буває болісн<text:span text:style-name="T8">ою</text:span>, оскільки обмежує свободу особистості. Ліберали люблять говорити, що не буває занадто багато свободи, і ставлять під сумнів будь-яку свободу. Одні тільки слова «цензура» і «репресія» звучать нестерпно, а «репресивна цензура» - подвійно. Але вони не праві: свободи може бути занадто багато - тоді, коли керівними принципами розуму не є помірність, стриманість і пристойність. <text:span text:style-name="T8">Межа</text:span> між демократією і анархією дуже тонка і невиразна, і її можна легко випустити з уваги або перейти. Цензура виявляється потрібно<text:span text:style-name="T8">ю</text:span> саме при наближенні до цієї тонкої <text:span text:style-name="T8">межі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s" style:family="text"/>
    <style:style style:name="Frame" style:family="graphic">
      <style:graphic-properties text:anchor-type="as-char" svg:y="0in" style:wrap="none" style:vertical-pos="middle" style:vertical-rel="li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1T19:53:23.661993516</meta:creation-date>
    <dc:date>2018-12-03T09:53:56.254353742</dc:date>
    <meta:editing-duration>PT2H3M32S</meta:editing-duration>
    <meta:editing-cycles>26</meta:editing-cycles>
    <meta:generator>LibreOffice/6.0.6.2$Linux_X86_64 LibreOffice_project/00m0$Build-2</meta:generator>
    <meta:document-statistic meta:table-count="0" meta:image-count="0" meta:object-count="0" meta:page-count="2" meta:paragraph-count="11" meta:word-count="995" meta:character-count="6959" meta:non-whitespace-character-count="5974"/>
  </office:meta>
</office:document-meta>
</file>